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ackground-color="#fff200" fo:border-left="none" fo:border-right="0.74pt solid #000000" fo:border-top="none"/>
    </style:style>
    <style:style style:name="ce4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order-bottom="0.74pt solid #000000" fo:background-color="#fff200" fo:border-left="none" fo:border-right="0.74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order-bottom="0.74pt solid #000000" fo:background-color="#fff200" fo:border-left="none" fo:border-right="none" fo:border-top="none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order-bottom="none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rok1</text:p>
          </table:table-cell>
          <table:table-cell table:number-columns-repeated="4"/>
          <table:table-cell table:style-name="ce6" table:number-columns-repeated="4"/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A</text:p>
          </table:table-cell>
          <table:table-cell table:style-name="ce9"/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9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5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39.460813696</meta:creation-date>
    <dc:date>2018-01-10T12:35:48.365619972</dc:date>
    <meta:editing-duration>PT9M9S</meta:editing-duration>
    <meta:editing-cycles>2</meta:editing-cycles>
    <meta:generator>LibreOffice/5.4.2.2$Linux_X86_64 LibreOffice_project/40m0$Build-2</meta:generator>
    <meta:document-statistic meta:table-count="1" meta:cell-count="93" meta:object-count="0"/>
  </office:meta>
</office:document-meta>
</file>